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DejaVu Sans1" svg:font-family="'DejaVu Sans'" style:font-family-generic="swiss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2.3646in" style:rel-column-width="18742*"/>
    </style:style>
    <style:style style:name="Table1.B" style:family="table-column">
      <style:table-column-properties style:column-width="2.8333in" style:rel-column-width="22457*"/>
    </style:style>
    <style:style style:name="Table1.C" style:family="table-column">
      <style:table-column-properties style:column-width="3.0701in" style:rel-column-width="24336*"/>
    </style:style>
    <style:style style:name="Table1.A1" style:family="table-cell">
      <style:table-cell-properties fo:background-color="#eeeeee" fo:padding="0.0201in" fo:border-left="0.0069in solid #dddddd" fo:border-right="none" fo:border-top="0.0069in solid #dddddd" fo:border-bottom="0.0069in solid #dddddd">
        <style:background-image/>
      </style:table-cell-properties>
    </style:style>
    <style:style style:name="Table1.C1" style:family="table-cell">
      <style:table-cell-properties fo:background-color="#eeeeee" fo:padding="0.0201in" fo:border="0.0069in solid #dddddd">
        <style:background-image/>
      </style:table-cell-properties>
    </style:style>
    <style:style style:name="Table1.A2" style:family="table-cell">
      <style:table-cell-properties fo:background-color="transparent" fo:padding="0.0201in" fo:border-left="0.0069in solid #dddddd" fo:border-right="none" fo:border-top="none" fo:border-bottom="0.0069in solid #dddddd">
        <style:background-image/>
      </style:table-cell-properties>
    </style:style>
    <style:style style:name="Table1.C2" style:family="table-cell">
      <style:table-cell-properties fo:background-color="transparent" fo:padding="0.0201in" fo:border-left="0.0069in solid #dddddd" fo:border-right="0.0069in solid #dddddd" fo:border-top="none" fo:border-bottom="0.0069in solid #dddddd">
        <style:background-image/>
      </style:table-cell-properties>
    </style:style>
    <style:style style:name="P1" style:family="paragraph" style:parent-style-name="Standard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26pt" fo:font-style="normal" fo:font-weight="bold" style:font-name-asian="Ubuntu1" style:font-size-asian="26pt" style:font-style-asian="normal" style:font-weight-asian="bold" style:font-name-complex="Ubuntu1" style:font-size-complex="26pt" style:font-style-complex="normal" style:font-weight-complex="bold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fo:color="#ffffff" style:font-name="Ubuntu1" fo:font-size="18pt" fo:font-weight="bold" style:font-name-asian="Ubuntu1" style:font-size-asian="18pt" style:font-weight-asian="bold" style:font-name-complex="Ubuntu1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fo:color="#ffffff"/>
    </style:style>
    <style:style style:name="P4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fo:background-color="#004586">
        <style:background-image/>
      </style:paragraph-properties>
      <style:text-properties style:font-name="Ubuntu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0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margin-left="0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26pt" fo:font-weight="bol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0.0701in" fo:margin-right="0.1in" fo:line-height="100%" fo:text-align="start" style:justify-single-word="false" fo:text-indent="0in" style:auto-text-indent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  <style:text-properties style:font-name="Ubuntu"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left="0.0701in" fo:margin-right="0.1in" fo:line-height="100%" fo:text-align="center" style:justify-single-word="false" fo:text-indent="0in" style:auto-text-indent="false"/>
    </style:style>
    <style:style style:name="P17" style:family="paragraph" style:parent-style-name="Standard" style:master-page-name="">
      <style:paragraph-properties fo:margin-left="0.0701in" fo:margin-right="0.1in" fo:line-height="100%" fo:text-align="center" style:justify-single-word="false" fo:text-indent="0in" style:auto-text-indent="false" style:page-number="auto"/>
      <style:text-properties style:font-name="Ubuntu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0701in" fo:margin-right="0.1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Ubuntu" fo:font-size="16pt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16pt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16pt" style:font-size-asian="16pt" style:font-size-complex="16pt"/>
    </style:style>
    <style:style style:name="P21" style:family="paragraph">
      <style:paragraph-properties loext:tab-stop-distance="0in" style:line-height-at-least="0.0398in" fo:text-align="center" style:writing-mode="lr-tb">
        <style:tab-stops>
          <style:tab-stop style:position="3.4961in"/>
        </style:tab-stops>
      </style:paragraph-properties>
      <style:text-properties style:font-name="Ubuntu1" fo:font-size="28pt" fo:font-weight="bold" style:font-size-asian="28pt" style:font-weight-asian="bold" style:font-size-complex="28pt" style:font-weight-complex="bold"/>
    </style:style>
    <style:style style:name="T1" style:family="text">
      <style:text-properties fo:language="es" fo:country="ES"/>
    </style:style>
    <style:style style:name="T2" style:family="text">
      <style:text-properties style:font-name="Ubuntu1" fo:font-size="26pt" fo:font-style="normal" fo:font-weight="bold" style:font-name-asian="Ubuntu1" style:font-size-asian="26pt" style:font-style-asian="normal" style:font-weight-asian="bold" style:font-name-complex="Ubuntu1" style:font-size-complex="26pt" style:font-style-complex="normal" style:font-weight-complex="bold"/>
    </style:style>
    <style:style style:name="T3" style:family="text">
      <style:text-properties style:font-name="Ubuntu1" fo:font-size="18pt" fo:font-weight="bold" style:font-name-asian="Ubuntu1" style:font-size-asian="18pt" style:font-weight-asian="bold" style:font-name-complex="Ubuntu1" style:font-size-complex="18pt" style:font-weight-complex="bold"/>
    </style:style>
    <style:style style:name="T4" style:family="text">
      <style:text-properties fo:font-size="16pt" fo:letter-spacing="normal" fo:font-weight="normal" style:font-size-asian="16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gr1" style:family="graphic">
      <style:graphic-properties loext:decorative="false" loext:allow-overlap="true" draw:stroke="solid" svg:stroke-width="0in" svg:stroke-color="#ffffff" draw:marker-start-width="0.139in" draw:marker-end-width="0.139in" svg:stroke-opacity="0%" draw:fill-color="#004586" draw:opacity="100%" draw:opacity-name="Transparency_20_30" draw:textarea-horizontal-align="center" draw:textarea-vertical-align="middle" fo:padding-top="0in" fo:padding-bottom="0in" fo:padding-left="0in" fo:padding-right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0" draw:name="Shape1" draw:style-name="gr1" draw:text-style-name="P21" svg:width="8.2677in" svg:height="1.1787in" svg:x="-0.2811in" svg:y="0in">
        <text:p/>
      </draw:rect>
      <text:p text:style-name="P6"><text:span text:style-name="T1">Formación</text:span>:</text:p>
      <text:p text:style-name="P8">Profesorado en Informática</text:p>
      <text:p text:style-name="P8">2019-2022</text:p>
      <text:p text:style-name="P7"/>
      <text:p text:style-name="P7">Platzi </text:p>
      <text:p text:style-name="P8">2022-2023</text:p>
      <text:p text:style-name="P8"/>
      <text:p text:style-name="P8">Autodidacta</text:p>
      <text:p text:style-name="P8">2023-2024</text:p>
      <text:p text:style-name="P14"/>
      <text:p text:style-name="P9">Dev Stack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Frontend</text:p>
          </table:table-cell>
          <table:table-cell table:style-name="Table1.A1" office:value-type="string">
            <text:p text:style-name="P19">Backend and Data Bases</text:p>
          </table:table-cell>
          <table:table-cell table:style-name="Table1.C1" office:value-type="string">
            <text:p text:style-name="P19">Herramientas y Tecnologías</text:p>
          </table:table-cell>
        </table:table-row>
        <table:table-row>
          <table:table-cell table:style-name="Table1.A2" office:value-type="string">
            <text:p text:style-name="P11">JS <text:span text:style-name="T5">(ES6+)</text:span><text:line-break/>HTML5</text:p>
            <text:p text:style-name="P11">CSS3</text:p>
            <text:p text:style-name="P11">Astro <text:span text:style-name="T5">(4+)</text:span></text:p>
            <text:p text:style-name="P11">TailwindCSS <text:span text:style-name="T5">(3+)</text:span></text:p>
            <text:p text:style-name="P11">TypeScript <text:s/><text:span text:style-name="T5">(5+)</text:span></text:p>
            <text:p text:style-name="P11">ReactJS <text:span text:style-name="T5">(17+)</text:span></text:p>
          </table:table-cell>
          <table:table-cell table:style-name="Table1.A2" office:value-type="string">
            <text:p text:style-name="P11">NextJS <text:span text:style-name="T5">(13+)</text:span></text:p>
            <text:p text:style-name="P11">PrismaORM <text:span text:style-name="T5">(5+)</text:span></text:p>
            <text:p text:style-name="P11">SQL<text:span text:style-name="T5">(2016+)</text:span></text:p>
            <text:p text:style-name="P11">mySQL<text:span text:style-name="T5">(8+)</text:span></text:p>
            <text:p text:style-name="P13"/>
            <text:p text:style-name="P11"/>
          </table:table-cell>
          <table:table-cell table:style-name="Table1.C2" office:value-type="string">
            <text:p text:style-name="P11">Webpack <text:span text:style-name="T5">(5+)</text:span></text:p>
            <text:p text:style-name="P11">Eslint <text:span text:style-name="T5">(8+)</text:span></text:p>
            <text:p text:style-name="P11">Git and GitHub</text:p>
            <text:p text:style-name="P11">UML</text:p>
            <text:p text:style-name="P11">BEM</text:p>
            <text:p text:style-name="P11">Linux</text:p>
            <text:p text:style-name="P18">More...</text:p>
          </table:table-cell>
        </table:table-row>
      </table:table>
      <text:p text:style-name="P5"/>
      <text:p text:style-name="P14"/>
      <text:p text:style-name="P9">Links:</text:p>
      <text:p text:style-name="P10"><text:span text:style-name="T8">Portafolio</text:span>:</text:p>
      <text:p text:style-name="P16"><text:a xlink:type="simple" xlink:href="http://asdjosegarcia.com.ar/" text:style-name="Internet_20_link" text:visited-style-name="Visited_20_Internet_20_Link"><text:span text:style-name="T6">asdjosegarcia.com.ar</text:span></text:a></text:p>
      <text:p text:style-name="P10">LinkedIn:</text:p>
      <text:p text:style-name="P17"><text:a xlink:type="simple" xlink:href="https://www.linkedin.com/in/asdjosegarcia" text:style-name="Internet_20_link" text:visited-style-name="Visited_20_Internet_20_Link"><text:span text:style-name="T7">asdjosegarcia</text:span></text:a><text:line-break/>GitHub:</text:p>
      <text:p text:style-name="P12"><text:a xlink:type="simple" xlink:href="http://github.com/asdjosegarcia" text:style-name="Internet_20_link" text:visited-style-name="Visited_20_Internet_20_Link">asdjosegarcia</text:a></text:p>
      <text:p text:style-name="P10">Email:</text:p>
      <text:p text:style-name="P10"><text:a xlink:type="simple" xlink:href="mailto:asdjosegarcia@gmail.com" text:style-name="Internet_20_link" text:visited-style-name="Visited_20_Internet_20_Link"><text:span text:style-name="T5">asdjosegarcia@gmail.com</text:span></text:a></text:p>
      <text:p text:style-name="P14"/>
      <text:p text:style-name="P14"/>
      <text:p text:style-name="P14"/>
      <text:p text:style-name="P15">Objetivo Profesional:<text:line-break/><text:span text:style-name="T4">Integrar un equipo de un alto nivel técnico en un entorno calido y colaborativo. para desarrollar aplicaciones simples pero completas, con un alto nivel de escalabilidad y rendimi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DejaVu Sans1" svg:font-family="'DejaVu Sans'" style:font-family-generic="swiss"/>
    <style:font-face style:name="Tinos1" svg:font-family="Tinos" style:font-pitch="variable"/>
    <style:font-face style:name="Ubuntu1" svg:font-family="Ubuntu" style:font-pitch="variable"/>
    <style:font-face style:name="Ubuntu" svg:font-family="Ubuntu" style:font-adornments="Italic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27" draw:display-name="Transparency 27" draw:style="linear" draw:start="100%" draw:end="45%" draw:angle="0" draw:border="0%"/>
    <draw:opacity draw:name="Transparency_20_28" draw:display-name="Transparency 28" draw:style="linear" draw:start="100%" draw:end="50%" draw:angle="0" draw:border="0%"/>
    <draw:opacity draw:name="Transparency_20_29" draw:display-name="Transparency 29" draw:style="linear" draw:start="100%" draw:end="55%" draw:angle="0" draw:border="0%"/>
    <draw:opacity draw:name="Transparency_20_30" draw:display-name="Transparency 30" draw:style="linear" draw:start="100%" draw:end="60%" draw:angle="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Noto Sans CJK SC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style:line-height-at-least="0.0701in" fo:text-align="center" style:justify-single-word="false" style:text-autospace="none">
        <style:tab-stops>
          <style:tab-stop style:position="6.1665in"/>
        </style:tab-stops>
      </style:paragraph-properties>
      <style:text-properties fo:color="#ffffff" style:font-name="Ubuntu1" fo:font-size="26pt" fo:font-style="normal" fo:font-weight="bold" style:font-name-asian="Ubuntu1" style:font-size-asian="26pt" style:font-style-asian="normal" style:font-weight-asian="bold" style:font-name-complex="Ubuntu1" style:font-size-complex="26pt" style:font-style-complex="normal" style:font-weight-complex="bold"/>
    </style:style>
    <style:style style:name="MP2" style:family="paragraph" style:parent-style-name="Standard">
      <style:paragraph-properties fo:line-height="100%" fo:text-align="center" style:justify-single-word="false" style:text-autospace="none"/>
      <style:text-properties fo:color="#ffffff"/>
    </style:style>
    <style:style style:name="MP3" style:family="paragraph" style:parent-style-name="Standard">
      <style:paragraph-properties fo:line-height="100%" fo:text-align="center" style:justify-single-word="false" style:text-autospace="none"/>
      <style:text-properties fo:color="#ffffff" style:font-name="Ubuntu1" fo:font-size="18pt" fo:font-weight="bold" style:font-name-asian="Ubuntu1" style:font-size-asian="18pt" style:font-weight-asian="bold" style:font-name-complex="Ubuntu1" style:font-size-complex="18pt" style:font-weight-complex="bold"/>
    </style:style>
    <style:style style:name="MP4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fo:background-color="#004586">
        <style:background-image/>
      </style:paragraph-properties>
      <style:text-properties style:font-name="Ubuntu" fo:font-size="16pt" fo:font-weight="normal" style:font-size-asian="16pt" style:font-weight-asian="normal" style:font-size-complex="16pt" style:font-weight-complex="normal"/>
    </style:style>
    <style:style style:name="MT1" style:family="text">
      <style:text-properties fo:language="es" fo:country="ES"/>
    </style:style>
    <style:style style:name="MT2" style:family="text">
      <style:text-properties style:font-name="Ubuntu1" fo:font-size="26pt" fo:font-style="normal" fo:font-weight="bold" style:font-name-asian="Ubuntu1" style:font-size-asian="26pt" style:font-style-asian="normal" style:font-weight-asian="bold" style:font-name-complex="Ubuntu1" style:font-size-complex="26pt" style:font-style-complex="normal" style:font-weight-complex="bold"/>
    </style:style>
    <style:style style:name="MT3" style:family="text">
      <style:text-properties style:font-name="Ubuntu1" fo:font-size="18pt" fo:font-weight="bold" style:font-name-asian="Ubuntu1" style:font-size-asian="18pt" style:font-weight-asian="bold" style:font-name-complex="Ubuntu1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esarrollador</text:span> Web </text:p>
        <text:p text:style-name="MP2"><text:span text:style-name="MT2">Full Stack</text:span><text:span text:style-name="MT3"> </text:span></text:p>
        <text:p text:style-name="MP3">José Maria Garcia</text:p>
      </style:header>
      <style:footer>
        <text:p text:style-name="MP4">CV 07/2024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djosegarcia </meta:initial-creator>
    <meta:creation-date>2024-04-30T02:07:12</meta:creation-date>
    <dc:date>2024-07-02T16:40:52</dc:date>
    <meta:editing-duration>PT15H58M28S</meta:editing-duration>
    <meta:editing-cycles>100</meta:editing-cycles>
    <meta:generator>OpenOffice/4.1.15$Unix OpenOffice.org_project/4115m2$Build-9813</meta:generator>
    <meta:print-date>2024-05-28T14:26:49.728825058</meta:print-date>
    <meta:printed-by>PDF files</meta:printed-by>
    <dc:creator>jose maria garcia</dc:creator>
    <meta:document-statistic meta:table-count="1" meta:image-count="0" meta:object-count="0" meta:page-count="1" meta:paragraph-count="41" meta:word-count="96" meta:character-count="694"/>
  </office:meta>
</office:document-meta>
</file>